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ee6ef" draw:textarea-horizontal-align="justify" draw:textarea-vertical-align="middle" draw:auto-grow-height="false" fo:min-height="17.734cm" fo:min-width="24.05cm" loext:decorative="false"/>
    </style:style>
    <style:style style:name="gr2" style:family="graphic" style:parent-style-name="objectwithoutfill">
      <style:graphic-properties svg:stroke-width="0.035cm" draw:marker-start="Arrow" draw:marker-start-width="0.253cm" draw:marker-end-width="0.253cm" draw:fill="solid" draw:textarea-vertical-align="middle" fo:padding-top="0.143cm" fo:padding-bottom="0.143cm" fo:padding-left="0.268cm" fo:padding-right="0.268cm" loext:decorative="false"/>
    </style:style>
    <style:style style:name="gr3" style:family="graphic" style:parent-style-name="objectwithoutfill">
      <style:graphic-properties svg:stroke-width="0.035cm" draw:marker-start="Arrow" draw:marker-start-width="0.252cm" draw:marker-end="" draw:marker-end-width="0.252cm" draw:fill="solid" draw:textarea-vertical-align="middle" fo:padding-top="0.142cm" fo:padding-bottom="0.142cm" fo:padding-left="0.267cm" fo:padding-right="0.267cm" loext:decorative="false"/>
    </style:style>
    <style:style style:name="gr4" style:family="graphic" style:parent-style-name="standard">
      <style:graphic-properties svg:stroke-color="#000000" draw:fill-color="#729fcf" draw:textarea-horizontal-align="justify" draw:textarea-vertical-align="middle" draw:auto-grow-height="false" fo:min-height="13.726cm" fo:min-width="7.227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cccccc" draw:textarea-horizontal-align="justify" draw:textarea-vertical-align="middle" draw:auto-grow-height="false" fo:min-height="13.669cm" fo:min-width="5.068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77cm" fo:min-width="4.189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.532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1.806cm" loext:decorative="false"/>
      <style:paragraph-properties style:writing-mode="lr-tb"/>
    </style:style>
    <style:style style:name="gr9" style:family="graphic" style:parent-style-name="objectwithoutfill">
      <style:graphic-properties svg:stroke-width="0.035cm" draw:marker-start-width="0.253cm" draw:marker-end="Arrow" draw:marker-end-width="0.253cm" draw:fill="solid" draw:textarea-vertical-align="middle" fo:padding-top="0.143cm" fo:padding-bottom="0.143cm" fo:padding-left="0.268cm" fo:padding-right="0.268cm" loext:decorative="false"/>
    </style:style>
    <style:style style:name="gr10" style:family="graphic" style:parent-style-name="standard">
      <style:graphic-properties draw:fill-color="#ffffd7" draw:textarea-horizontal-align="justify" draw:textarea-vertical-align="middle" draw:auto-grow-height="false" fo:min-height="0.068cm" fo:min-width="0cm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 loext:decorative="false"/>
      <style:paragraph-properties style:writing-mode="lr-tb"/>
    </style:style>
    <style:style style:name="gr12" style:family="graphic" style:parent-style-name="standard">
      <style:graphic-properties svg:stroke-width="0.035cm" svg:stroke-color="#c9211e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3" style:family="graphic" style:parent-style-name="standard">
      <style:graphic-properties svg:stroke-width="0.035cm" svg:stroke-color="#224b12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4" style:family="graphic" style:parent-style-name="objectwithoutfill">
      <style:graphic-properties svg:stroke-width="0.106cm" draw:marker-start-width="0.358cm" draw:marker-end-width="0.358cm" draw:fill="solid" draw:textarea-vertical-align="middle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draw:fill="solid" draw:fill-color="#ce181e" draw:textarea-horizontal-align="justify" draw:textarea-vertical-align="middle" draw:auto-grow-height="false" fo:min-height="0cm" fo:min-width="0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1.535cm" loext:decorative="false"/>
      <style:paragraph-properties style:writing-mode="lr-tb"/>
    </style:style>
    <style:style style:name="gr17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fill="solid" draw:fill-color="#ff8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svg:stroke-width="0.035cm" svg:stroke-color="#ff8000" draw:marker-start-width="0.252cm" draw:marker-end-width="0.252cm" draw:fill="solid" draw:textarea-vertical-align="middle" fo:padding-top="0.142cm" fo:padding-bottom="0.142cm" fo:padding-left="0.267cm" fo:padding-right="0.267cm" loext:decorative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-color="#729fc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loext:graphic-properties draw:fill-color="#cccccc"/>
      <style:paragraph-properties fo:text-align="center" style:writing-mode="lr-tb"/>
      <style:text-properties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bold" style:font-weight-asian="bold" style:font-weight-complex="bold"/>
    </style:style>
    <style:style style:name="P9" style:family="paragraph">
      <loext:graphic-properties draw:fill-color="#ffffd7"/>
      <style:paragraph-properties fo:text-align="center"/>
    </style:style>
    <style:style style:name="P10" style:family="paragraph">
      <loext:graphic-properties draw:fill="none" draw:fill-color="#ffffff"/>
      <style:text-properties fo:font-size="24pt" fo:font-weight="bold" style:font-weight-asian="bold" style:font-weight-complex="bold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ce181e"/>
      <style:paragraph-properties fo:text-align="center"/>
    </style:style>
    <style:style style:name="P14" style:family="paragraph">
      <loext:graphic-properties draw:fill="solid" draw:fill-color="#ff8000"/>
      <style:paragraph-properties fo:text-align="center"/>
    </style:style>
    <style:style style:name="P15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font-name="Liberation Sans" fo:font-size="24pt" fo:font-weight="bold" style:font-name-asian="Liberation Sans" style:font-size-asian="24pt" style:font-weight-asian="bold" style:font-name-complex="Liberation Sans" style:font-size-complex="24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font-size="24pt" fo:font-weight="bold" style:font-size-asian="11pt" style:font-weight-asian="bold" style:font-size-complex="11pt" style:font-weight-complex="bold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5cm" svg:height="17.984cm" svg:x="5.903cm" svg:y="0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1.115cm" svg:y1="6.646cm" svg:x2="27.432cm" svg:y2="6.646cm">
          <text:p/>
        </draw:line>
        <draw:line draw:style-name="gr3" draw:text-style-name="P2" draw:layer="layout" svg:x1="30.988cm" svg:y1="2.846cm" svg:x2="27.459cm" svg:y2="2.846cm">
          <text:p/>
        </draw:line>
        <draw:custom-shape draw:style-name="gr4" draw:text-style-name="P4" xml:id="id6" draw:id="id6" draw:layer="layout" svg:width="7.727cm" svg:height="13.976cm" svg:x="19.756cm" svg:y="1.772cm">
          <draw:glue-point draw:id="4" svg:x="-5.001cm" svg:y="2.878cm"/>
          <draw:glue-point draw:id="5" svg:x="-5.001cm" svg:y="4.652cm"/>
          <text:p text:style-name="P3"><text:span text:style-name="T1">UART T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5" draw:id="id5" draw:layer="layout" svg:width="5.568cm" svg:height="13.919cm" svg:x="6.845cm" svg:y="1.879cm">
          <text:p text:style-name="P3"><text:span text:style-name="T1">Universal</text:span><text:span text:style-name="T1"><text:line-break/></text:span><text:span text:style-name="T1">Conver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7" xml:id="id7" draw:id="id7" draw:layer="layout" svg:width="4.689cm" svg:height="4.027cm" svg:x="0.264cm" svg:y="6.858cm">
          <draw:text-box>
            <text:p text:style-name="P6"><text:span text:style-name="T2">CPU I/F</text:span></text:p>
            <text:p text:style-name="P6"><text:span text:style-name="T3">(IOb/AXI/</text:span><text:span text:style-name="T3"><text:line-break/></text:span><text:span text:style-name="T3">AXIL/APB/</text:span><text:span text:style-name="T3"><text:line-break/></text:span><text:span text:style-name="T3">WB)</text:span></text:p>
          </draw:text-box>
        </draw:frame>
        <draw:frame draw:style-name="gr7" draw:text-style-name="P8" xml:id="id1" draw:id="id1" draw:layer="layout" svg:width="2.032cm" svg:height="1.524cm" svg:x="1.524cm" svg:y="15.494cm">
          <draw:text-box>
            <text:p text:style-name="P6"><text:span text:style-name="T4">clk</text:span></text:p>
          </draw:text-box>
        </draw:frame>
        <draw:frame draw:style-name="gr8" draw:text-style-name="P8" xml:id="id4" draw:id="id4" draw:layer="layout" svg:width="2.306cm" svg:height="1.276cm" svg:x="1.25cm" svg:y="17.526cm">
          <draw:text-box>
            <text:p text:style-name="P6"><text:span text:style-name="T4">arst</text:span></text:p>
          </draw:text-box>
        </draw:frame>
        <draw:line draw:style-name="gr9" draw:text-style-name="P2" draw:layer="layout" svg:x1="31.088cm" svg:y1="10.546cm" svg:x2="27.432cm" svg:y2="10.546cm">
          <text:p/>
        </draw:line>
        <draw:custom-shape draw:style-name="gr10" draw:text-style-name="P9" xml:id="id2" draw:id="id2" draw:layer="layout" svg:width="0.567cm" svg:height="0.952cm" draw:transform="rotate (1.58039563768087) translate (11.479cm 15.29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custom-shape draw:style-name="gr10" draw:text-style-name="P9" xml:id="id3" draw:id="id3" draw:layer="layout" svg:width="0.567cm" svg:height="0.952cm" draw:transform="rotate (-1.58283909863366) translate (20.642cm 14.723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range-x-minimum="0" draw:handle-range-x-maximum="21600" draw:handle-position="$0 top" draw:handle-position-x="$0" draw:handle-position-y="top"/>
          </draw:enhanced-geometry>
        </draw:custom-shape>
        <draw:frame draw:style-name="gr11" draw:text-style-name="P10" draw:layer="layout" svg:width="2.358cm" svg:height="1.195cm" svg:x="30.908cm" svg:y="9.978cm">
          <draw:text-box>
            <text:p><text:span text:style-name="T5">rxd</text:span></text:p>
          </draw:text-box>
        </draw:frame>
        <draw:connector draw:style-name="gr12" draw:text-style-name="P11" draw:layer="layout" draw:line-skew="5.734cm" svg:x1="3.556cm" svg:y1="16.256cm" svg:x2="12.431cm" svg:y2="14.998cm" draw:start-shape="id1" draw:end-shape="id2" draw:end-glue-point="7" svg:d="M3556 16256h15111v-1258h-6236" svg:viewBox="0 0 15112 1259">
          <text:p/>
        </draw:connector>
        <draw:connector draw:style-name="gr12" draw:text-style-name="P11" draw:layer="layout" draw:line-skew="7.05cm" svg:x1="3.556cm" svg:y1="16.256cm" svg:x2="19.686cm" svg:y2="14.995cm" draw:start-shape="id1" draw:start-glue-point="1" draw:end-shape="id3" draw:end-glue-point="7" svg:d="M3556 16256h15113v-1261h1017" svg:viewBox="0 0 16131 1262">
          <text:p/>
        </draw:connector>
        <draw:connector draw:style-name="gr13" draw:text-style-name="P11" draw:layer="layout" svg:x1="3.556cm" svg:y1="18.164cm" svg:x2="9.629cm" svg:y2="15.798cm" draw:start-shape="id4" draw:start-glue-point="1" draw:end-shape="id5" draw:end-glue-point="2" svg:d="M3556 18164h6073v-2366" svg:viewBox="0 0 6074 2367">
          <text:p/>
        </draw:connector>
        <draw:connector draw:style-name="gr13" draw:text-style-name="P11" draw:layer="layout" svg:x1="3.556cm" svg:y1="18.164cm" svg:x2="23.619cm" svg:y2="15.748cm" draw:start-shape="id4" draw:start-glue-point="1" draw:end-shape="id6" draw:end-glue-point="2" svg:d="M3556 18164h20063v-2416" svg:viewBox="0 0 20064 2417">
          <text:p/>
        </draw:connector>
        <draw:connector draw:style-name="gr14" draw:text-style-name="P2" draw:layer="layout" draw:type="line" svg:x1="4.953cm" svg:y1="8.871cm" svg:x2="6.845cm" svg:y2="8.838cm" draw:start-shape="id7" draw:start-glue-point="1" draw:end-shape="id5" draw:end-glue-point="3" svg:d="M4953 8871l1892-33" svg:viewBox="0 0 1893 34">
          <text:p/>
        </draw:connector>
        <draw:frame draw:style-name="gr11" draw:text-style-name="P10" draw:layer="layout" svg:width="2.333cm" svg:height="1.195cm" svg:x="31.025cm" svg:y="2.202cm">
          <draw:text-box>
            <text:p><text:span text:style-name="T5">txd</text:span></text:p>
          </draw:text-box>
        </draw:frame>
        <draw:frame draw:style-name="gr11" draw:text-style-name="P12" draw:layer="layout" svg:width="2.358cm" svg:height="1.195cm" svg:x="31.224cm" svg:y="13.008cm">
          <draw:text-box>
            <text:p><text:span text:style-name="T3">cts</text:span></text:p>
          </draw:text-box>
        </draw:frame>
        <draw:frame draw:style-name="gr11" draw:text-style-name="P12" draw:layer="layout" svg:width="2.358cm" svg:height="1.195cm" svg:x="31.288cm" svg:y="5.998cm">
          <draw:text-box>
            <text:p><text:span text:style-name="T3">rts</text:span></text:p>
          </draw:text-box>
        </draw:frame>
        <draw:line draw:style-name="gr9" draw:text-style-name="P2" draw:layer="layout" svg:x1="31.116cm" svg:y1="13.746cm" svg:x2="27.433cm" svg:y2="13.746cm">
          <text:p/>
        </draw:line>
        <draw:connector draw:style-name="gr12" draw:text-style-name="P11" draw:layer="layout" draw:line-skew="10.425cm" svg:x1="3.556cm" svg:y1="16.256cm" svg:x2="12.432cm" svg:y2="14.999cm" draw:start-shape="id1" draw:start-glue-point="1" svg:d="M3556 16256h15113v-1257h-6237" svg:viewBox="0 0 15114 1258">
          <text:p/>
        </draw:connector>
        <draw:custom-shape draw:style-name="gr15" draw:text-style-name="P13" draw:layer="layout" svg:width="0.254cm" svg:height="0.254cm" svg:x="18.542cm" svg:y="14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xml:id="id8" draw:id="id8" draw:layer="layout" svg:width="2.035cm" svg:height="1.558cm" svg:x="1.522cm" svg:y="16.51cm">
          <draw:text-box>
            <text:p text:style-name="P6"><text:span text:style-name="T4">cke</text:span></text:p>
          </draw:text-box>
        </draw:frame>
        <draw:connector draw:style-name="gr17" draw:text-style-name="P11" draw:layer="layout" svg:x1="3.557cm" svg:y1="17.289cm" svg:x2="18.161cm" svg:y2="14.605cm" draw:start-shape="id8" draw:start-glue-point="1" draw:end-shape="id9" draw:end-glue-point="8" svg:d="M3557 17289h14604v-2684" svg:viewBox="0 0 14605 2685">
          <text:p/>
        </draw:connector>
        <draw:custom-shape draw:style-name="gr18" draw:text-style-name="P14" xml:id="id9" draw:id="id9" draw:layer="layout" svg:width="0.254cm" svg:height="0.254cm" svg:x="18.034cm" svg:y="14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2" draw:layer="layout" svg:x1="18.288cm" svg:y1="14.478cm" svg:x2="19.685cm" svg:y2="14.478cm">
          <text:p/>
        </draw:line>
        <draw:line draw:style-name="gr19" draw:text-style-name="P2" draw:layer="layout" svg:x1="18.034cm" svg:y1="14.478cm" svg:x2="12.446cm" svg:y2="14.478cm">
          <text:p/>
        </draw:line>
        <draw:connector draw:style-name="gr14" draw:text-style-name="P2" draw:layer="layout" draw:type="line" svg:x1="12.413cm" svg:y1="8.838cm" svg:x2="19.756cm" svg:y2="8.76cm" draw:start-shape="id5" draw:start-glue-point="1" draw:end-shape="id6" draw:end-glue-point="3" svg:d="M12413 8838l7343-78" svg:viewBox="0 0 7344 79">
          <text:p/>
        </draw:connector>
        <draw:frame draw:style-name="gr20" draw:text-style-name="P15" draw:layer="layout" svg:width="5.715cm" svg:height="1.673cm" svg:x="13.843cm" svg:y="7.471cm">
          <draw:text-box>
            <text:p><text:span text:style-name="T6">Wishbone Bu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.274cm" fo:page-height="19.6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5-12-18T22:09:28.343430512</dc:date>
    <meta:editing-duration>PT15H48M29S</meta:editing-duration>
    <meta:editing-cycles>45</meta:editing-cycles>
    <meta:generator>LibreOffice/25.8.3.2$Linux_X86_64 LibreOffice_project/580$Build-2</meta:generator>
    <meta:document-statistic meta:object-count="30"/>
  </office:meta>
</office:document-meta>
</file>